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1689397"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3</text:p>
          <text:p text:style-name="P13">Media fallback framework<text:tab/>14</text:p>
          <text:p text:style-name="P13">Video &amp; visualization support<text:tab/>15</text:p>
          <text:p text:style-name="P13">Media scanner<text:tab/>16</text:p>
          <text:p text:style-name="P13">Media transcoder<text:tab/>18</text:p>
          <text:p text:style-name="P13">Look Ma, no internet<text:tab/>19</text:p>
          <text:p text:style-name="P13">URL format<text:tab/>20</text:p>
          <text:p text:style-name="P13">Searching<text:tab/>21</text:p>
          <text:p text:style-name="P13">Advanced audio processing<text:tab/>22</text:p>
          <text:p text:style-name="P13">Media uploading<text:tab/>22</text:p>
        </text:index-body>
      </text:table-of-content>
      <text:p text:style-name="P3"/>
      <text:h text:style-name="P25" text:outline-level="1">Features</text:h>
      <text:list xml:id="list31705503"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1694260"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1698086"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1680215" text:style-name="L5">
        <text:list-item>
          <text:p text:style-name="P21"><text:span text:style-name="T1">/html5media – </text:span><text:span text:style-name="T2">Root folder, main Django project</text:span></text:p>
        </text:list-item>
      </text:list>
      <text:list xml:id="list31697433" text:style-name="L6">
        <text:list-item>
          <text:list>
            <text:list-item>
              <text:p text:style-name="P17">/player – <text:span text:style-name="T2">Main Django app for the page</text:span></text:p>
            </text:list-item>
          </text:list>
        </text:list-item>
      </text:list>
      <text:list xml:id="list31688783" text:continue-list="list31680215"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1689332"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6"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1676182"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6T11:57:59.70</dc:date>
    <meta:editing-duration>P14DT1H51M3S</meta:editing-duration>
    <meta:editing-cycles>217</meta:editing-cycles>
    <meta:generator>LibreOffice/3.4$Win32 LibreOffice_project/340m1$Build-103</meta:generator>
    <meta:document-statistic meta:table-count="19" meta:image-count="1" meta:object-count="0" meta:page-count="26" meta:paragraph-count="0" meta:word-count="4674" meta:character-count="27187" meta:non-whitespace-character-count="23050"/>
  </office:meta>
</office:document-meta>
</file>